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field="urn:openoffice:names:experimental:ooo-ms-interop:xmlns:field:1.0" office:version="1.1">
  <office:scripts/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" style:family="paragraph" style:parent-style-name="Contents_20_5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6" style:family="paragraph" style:parent-style-name="Contents_20_6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7" style:family="paragraph" style:parent-style-name="Contents_20_7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P8" style:family="paragraph" style:parent-style-name="Contents_20_8">
      <style:paragraph-properties>
        <style:tab-stops>
          <style:tab-stop style:position="13.504cm" style:type="right" style:leader-style="dotted" style:leader-text="."/>
        </style:tab-stops>
      </style:paragraph-properties>
    </style:style>
    <style:style style:name="P9" style:family="paragraph" style:parent-style-name="Contents_20_9">
      <style:paragraph-properties>
        <style:tab-stops>
          <style:tab-stop style:position="13.005cm" style:type="right" style:leader-style="dotted" style:leader-text="."/>
        </style:tab-stops>
      </style:paragraph-properties>
    </style:style>
    <style:style style:name="P10" style:family="paragraph" style:parent-style-name="Contents_20_10">
      <style:paragraph-properties>
        <style:tab-stops>
          <style:tab-stop style:position="12.506cm" style:type="right" style:leader-style="dotted" style:leader-text="."/>
        </style:tab-stops>
      </style:paragraph-properties>
    </style:style>
    <style:style style:name="mypara" style:family="paragraph" style:class="text">
      <style:paragraph-properties fo:text-align="center" style:justify-single-word="false"/>
      <style:text-properties fo:font-size="8pt" style:font-name-asian="新細明體" style:font-size-asian="8pt"/>
    </style:style>
    <style:style style:family="table-cell" style:name="lpod_auto_1">
      <style:table-cell-properties fo:border="0.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ypara">2015/01/27(W2) 入院列表</text:p>
      <table:table table:name="Table1">
        <table:table-column table:number-columns-repeated="6"/>
        <table:table-row>
          <table:table-cell table:style-name="lpod_auto_1">
            <text:p text:style-name="mypara">2015/01/27(W2)<text:line-break/><text:line-break/>陳廷寬<text:line-break/>5574552<text:line-break/>11y,M<text:line-break/><text:line-break/>Neuroblastoma<text:line-break/><text:line-break/>DOPA, FDG, MRI(brain+spine), CT(neck to pelvic), bone marrow study<text:line-break/><text:line-break/>0911568857, (02)29769071<text:line-break/><text:line-break/>5F<text:line-break/><text:line-break/>盧孟佑</text:p>
          </table:table-cell>
          <table:table-cell table:style-name="lpod_auto_1">
            <text:p text:style-name="mypara"/>
          </table:table-cell>
          <table:table-cell table:style-name="lpod_auto_1">
            <text:p text:style-name="mypara"/>
          </table:table-cell>
          <table:table-cell table:style-name="lpod_auto_1">
            <text:p text:style-name="mypara"/>
          </table:table-cell>
          <table:table-cell table:style-name="lpod_auto_1">
            <text:p text:style-name="mypara"/>
          </table:table-cell>
          <table:table-cell table:style-name="lpod_auto_1">
            <text:p text:style-name="mypara"/>
          </table:table-cell>
        </table:table-row>
        <table:table-row>
          <table:table-cell table:style-name="lpod_auto_1">
            <text:p text:style-name="mypara"/>
          </table:table-cell>
          <table:table-cell table:style-name="lpod_auto_1">
            <text:p text:style-name="mypara"/>
          </table:table-cell>
          <table:table-cell table:style-name="lpod_auto_1">
            <text:p text:style-name="mypara"/>
          </table:table-cell>
          <table:table-cell table:style-name="lpod_auto_1">
            <text:p text:style-name="mypara"/>
          </table:table-cell>
          <table:table-cell table:style-name="lpod_auto_1">
            <text:p text:style-name="mypara"/>
          </table:table-cell>
          <table:table-cell table:style-name="lpod_auto_1">
            <text:p text:style-name="mypara"/>
          </table:table-cell>
        </table:table-row>
        <table:table-row>
          <table:table-cell table:style-name="lpod_auto_1">
            <text:p text:style-name="mypara"/>
          </table:table-cell>
          <table:table-cell table:style-name="lpod_auto_1">
            <text:p text:style-name="mypara"/>
          </table:table-cell>
          <table:table-cell table:style-name="lpod_auto_1">
            <text:p text:style-name="mypara"/>
          </table:table-cell>
          <table:table-cell table:style-name="lpod_auto_1">
            <text:p text:style-name="mypara"/>
          </table:table-cell>
          <table:table-cell table:style-name="lpod_auto_1">
            <text:p text:style-name="mypara"/>
          </table:table-cell>
          <table:table-cell table:style-name="lpod_auto_1">
            <text:p text:style-name="mypara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xample" style:family="text">
      <style:text-properties style:font-name="Bitstream Vera Sans Mono" style:font-name-asian="Bitstream Vera Sans Mono" style:font-name-complex="Bitstream Vera Sans Mono"/>
    </style:style>
    <style:style style:name="Teletype" style:family="text">
      <style:text-properties style:font-name="Bitstream Vera Sans Mono" style:font-name-asian="Bitstream Vera Sans Mono" style:font-name-complex="Bitstream Vera Sans Mono"/>
    </style:style>
    <text:outline-style style:name="Outline">
      <text:outline-level-style text:level="1" style:num-suffix="." style:num-format="1">
        <style:list-level-properties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2010-02-18T14:40:55</meta:creation-date>
    <meta:editing-duration>PT00H00M00S</meta:editing-duration>
    <meta:editing-cycles>1</meta:editing-cycles>
    <meta:generator>lpOD Python 1.1.6</meta:generator>
    <dc:date>2010-02-18T14:47:57</dc:date>
    <meta:document-statistic meta:table-count="0" meta:image-count="0" meta:object-count="0" meta:page-count="1" meta:paragraph-count="0" meta:word-count="0" meta:character-count="0"/>
  </office:meta>
</office:document-meta>
</file>